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5" svg:font-family="Tahoma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7.0875in" table:align="margins"/>
    </style:style>
    <style:style style:name="Tableau2.A" style:family="table-column">
      <style:table-column-properties style:column-width="2.2813in" style:rel-column-width="21093*"/>
    </style:style>
    <style:style style:name="Tableau2.B" style:family="table-column">
      <style:table-column-properties style:column-width="2.4438in" style:rel-column-width="22596*"/>
    </style:style>
    <style:style style:name="Tableau2.C" style:family="table-column">
      <style:table-column-properties style:column-width="1.5347in" style:rel-column-width="14190*"/>
    </style:style>
    <style:style style:name="Tableau2.D" style:family="table-column">
      <style:table-column-properties style:column-width="0.8278in" style:rel-column-width="7656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D1" style:family="table-cell" style:data-style-name="N100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.B3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au3" style:family="table">
      <style:table-properties style:width="7.0875in" table:align="margins"/>
    </style:style>
    <style:style style:name="Tableau3.A" style:family="table-column">
      <style:table-column-properties style:column-width="1.7715in" style:rel-column-width="16383*"/>
    </style:style>
    <style:style style:name="Tableau3.D" style:family="table-column">
      <style:table-column-properties style:column-width="1.7722in" style:rel-column-width="16386*"/>
    </style:style>
    <style:style style:name="Tableau3.A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B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au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" style:family="table">
      <style:table-properties style:width="7.0875in" table:align="margins"/>
    </style:style>
    <style:style style:name="Tableau1.A" style:family="table-column">
      <style:table-column-properties style:column-width="1.0833in" style:rel-column-width="10017*"/>
    </style:style>
    <style:style style:name="Tableau1.B" style:family="table-column">
      <style:table-column-properties style:column-width="1.7292in" style:rel-column-width="15988*"/>
    </style:style>
    <style:style style:name="Tableau1.C" style:family="table-column">
      <style:table-column-properties style:column-width="0.7604in" style:rel-column-width="7031*"/>
    </style:style>
    <style:style style:name="Tableau1.D" style:family="table-column">
      <style:table-column-properties style:column-width="3.5146in" style:rel-column-width="32499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 style:data-style-name="N36">
      <style:table-cell-properties fo:padding="0.0382in" fo:border-left="0.0007in solid #000000" fo:border-right="none" fo:border-top="none" fo:border-bottom="0.0007in solid #000000"/>
    </style:style>
    <style:style style:name="Tableau1.B2" style:family="table-cell">
      <style:table-cell-properties fo:padding="0.0382in" fo:border-left="0.0007in solid #000000" fo:border-right="none" fo:border-top="none" fo:border-bottom="0.0007in solid #000000"/>
    </style:style>
    <style:style style:name="Tableau1.C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Table_20_Contents">
      <style:text-properties style:font-name="Tahoma1" fo:font-size="10pt"/>
    </style:style>
    <style:style style:name="P3" style:family="paragraph" style:parent-style-name="Table_20_Contents">
      <style:text-properties style:font-name="Tahoma1" fo:font-size="10pt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ahoma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color="#000000" style:font-name="Times New Roman" fo:font-size="12pt" fo:background-color="transparent" style:font-size-asian="12pt" style:font-size-complex="12pt"/>
    </style:style>
    <style:style style:name="P8" style:family="paragraph" style:parent-style-name="Spec_20_-_20_Paragraphe_20_standard">
      <style:paragraph-properties fo:margin-left="0in" fo:margin-right="0in" fo:text-indent="0in" style:auto-text-indent="false"/>
    </style:style>
    <style:style style:name="P9" style:family="paragraph" style:parent-style-name="Spec_20_-_20_Sous-titre_20_du_20_document">
      <style:text-properties fo:color="#000000"/>
    </style:style>
    <style:style style:name="P10" style:family="paragraph" style:parent-style-name="Spec_20_-_20_Titre_20_du_20_document">
      <style:paragraph-properties fo:margin-top="0in" fo:margin-bottom="0.1965in" fo:text-align="center" style:justify-single-word="false" style:border-line-width="0.0346in 0.0346in 0.0346in" fo:padding="0.0193in" fo:border="0.1039in double #808080" style:shadow="none" text:number-lines="false" text:line-number="0"/>
      <style:text-properties fo:color="#000000"/>
    </style:style>
    <style:style style:name="P11" style:family="paragraph" style:parent-style-name="Spec_20_-_20_Table_20_des_20_matières_20_-_20_Titre">
      <style:paragraph-properties fo:break-before="page"/>
    </style:style>
    <style:style style:name="P12" style:family="paragraph" style:parent-style-name="Spec_20_-_20_Table_20_des_20_matières_20_2">
      <style:paragraph-properties>
        <style:tab-stops>
          <style:tab-stop style:position="6.8516in" style:type="right" style:leader-style="dotted" style:leader-text="."/>
        </style:tab-stops>
      </style:paragraph-properties>
    </style:style>
    <style:style style:name="P13" style:family="paragraph" style:parent-style-name="Spec_20_-_20_Table_20_des_20_matières_20_3">
      <style:paragraph-properties>
        <style:tab-stops>
          <style:tab-stop style:position="6.6154in" style:type="right" style:leader-style="dotted" style:leader-text="."/>
        </style:tab-stops>
      </style:paragraph-properties>
    </style:style>
    <style:style style:name="P14" style:family="paragraph" style:parent-style-name="Spec_20_-_20_Table_20_des_20_matières_20_1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fo:color="#000000" style:font-name="Times New Roman" fo:font-size="12pt" fo:background-color="transparent" style:font-size-asian="12pt" style:font-size-complex="12pt"/>
    </style:style>
    <style:style style:name="P16" style:family="paragraph" style:parent-style-name="Text_20_body">
      <style:text-properties style:font-name="Colibri" fo:font-size="11pt" style:font-name-asian="MS Mincho" style:font-size-asian="11pt" style:font-name-complex="Tahoma4" style:font-size-complex="11pt"/>
    </style:style>
    <style:style style:name="P17" style:family="paragraph" style:parent-style-name="Text_20_body">
      <style:paragraph-properties fo:margin-top="0.1665in" fo:margin-bottom="0.0835in" text:number-lines="false" text:line-number="0"/>
      <style:text-properties style:font-name="Colibri" fo:font-size="11pt" style:font-name-asian="MS Mincho" style:font-size-asian="11pt" style:font-name-complex="Tahoma4" style:font-size-complex="11pt"/>
    </style:style>
    <style:style style:name="P18" style:family="paragraph" style:parent-style-name="Standard" style:list-style-name="L4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19" style:family="paragraph" style:parent-style-name="Standard" style:list-style-name="L5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20" style:family="paragraph" style:parent-style-name="Standard" style:list-style-name="L6">
      <style:paragraph-properties fo:text-align="start" style:justify-single-word="false" style:text-autospace="none"/>
      <style:text-properties fo:color="#000000" style:font-name="Times New Roman" fo:font-size="12pt" style:font-name-asian="Tahoma3" style:font-size-asian="12pt" style:font-name-complex="Times New Roman" style:font-size-complex="12pt"/>
    </style:style>
    <style:style style:name="P21" style:family="paragraph" style:parent-style-name="Text_20_body" style:list-style-name="L1">
      <style:text-properties fo:color="#000000" style:font-name="Times New Roman" fo:font-size="12pt" fo:background-color="transparent" style:font-size-asian="12pt" style:font-size-complex="12pt"/>
    </style:style>
    <style:style style:name="P22" style:family="paragraph" style:parent-style-name="Text_20_body" style:list-style-name="L3">
      <style:text-properties fo:color="#000000" style:font-name="Times New Roman" fo:font-size="12pt" fo:background-color="transparent" style:font-size-asian="12pt" style:font-size-complex="12pt"/>
    </style:style>
    <style:style style:name="P23" style:family="paragraph" style:parent-style-name="Spec_20_-_20_Titre_20_1">
      <style:paragraph-properties fo:break-before="page"/>
    </style:style>
    <style:style style:name="P24" style:family="paragraph" style:parent-style-name="Spec_20_-_20_Paragraphe_20_standard" style:list-style-name="L1"/>
    <style:style style:name="P25" style:family="paragraph" style:parent-style-name="Spec_20_-_20_Texte_20_sans_20_mise_20_en_20_forme" style:list-style-name="L1">
      <style:text-properties fo:color="#000000" fo:background-color="transparent"/>
    </style:style>
    <style:style style:name="P26" style:family="paragraph" style:parent-style-name="Spec_20_-_20_Texte_20_sans_20_mise_20_en_20_forme" style:list-style-name="L2">
      <style:text-properties style:text-outline="false" style:text-line-through-style="none" style:font-name="Times New Roman" fo:font-size="10pt" fo:font-style="normal" fo:text-shadow="none" style:text-underline-style="none" fo:font-weight="normal" style:font-name-asian="Tahoma3" style:font-size-asian="10pt" style:font-style-asian="normal" style:font-weight-asian="normal" style:font-name-complex="Tahoma3" style:font-size-complex="10pt" style:font-style-complex="normal" style:font-weight-complex="normal" style:text-emphasize="none" style:text-overline-style="none" style:text-overline-color="font-color"/>
    </style:style>
    <style:style style:name="P27" style:family="paragraph" style:parent-style-name="Spec_20_-_20_Texte_20_sans_20_mise_20_en_20_forme">
      <style:text-properties fo:font-size="10pt" style:font-size-asian="10pt" style:font-size-complex="10pt"/>
    </style:style>
    <style:style style:name="P28" style:family="paragraph" style:parent-style-name="Spec_20_-_20_Texte_20_sans_20_mise_20_en_20_forme" style:list-style-name="L2">
      <style:text-properties fo:font-size="10pt" style:font-size-asian="10pt" style:font-size-complex="10pt"/>
    </style:style>
    <style:style style:name="T1" style:family="text">
      <style:text-properties fo:color="#000000" fo:background-color="transparent"/>
    </style:style>
    <style:style style:name="T2" style:family="text">
      <style:text-properties style:text-outline="false" style:text-line-through-style="none" style:font-name="Tahoma3" fo:font-size="7pt" fo:font-style="normal" fo:text-shadow="none" style:text-underline-style="none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ahoma3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3" fo:language="de" fo:country="DE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tyle="normal" fo:text-shadow="none" style:text-underline-style="none" fo:font-weight="normal" style:font-name-asian="Tahoma3" style:font-style-asian="normal" style:font-weight-asian="normal" style:font-name-complex="Tahoma3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Colibri" fo:font-size="11pt" fo:language="de" fo:country="DE" fo:font-style="normal" fo:text-shadow="none" style:text-underline-style="none" fo:font-weight="normal" style:font-name-asian="MS Mincho" style:font-size-asian="11pt" style:font-style-asian="normal" style:font-weight-asian="normal" style:font-name-complex="Tahoma4" style:font-size-complex="11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10"/>
      <text:p text:style-name="P9">DRA_financiersstandard_soraya</text:p>
      <text:p text:style-name="Spec_20_-_20_Sous-titre_20_du_20_document"/>
      <text:p text:style-name="P8"/>
      <text:p text:style-name="P8"/>
      <text:p text:style-name="Spec_20_-_20_Informations_20_1_20_de_20_première_20_page"/>
      <text:p text:style-name="Spec_20_-_20_Informations_20_2_20_de_20_première_20_page"/>
      <text:p text:style-name="Spec_20_-_20_Informations_20_1_20_de_20_première_20_page">Auteurs</text:p>
      <text:p text:style-name="Spec_20_-_20_Informations_20_2_20_de_20_première_20_page">Responsable outils et methodes<text:initial-creator/></text:p>
      <text:p text:style-name="Spec_20_-_20_Informations_20_2_20_de_20_première_20_page">Soraya belhadj aissa</text:p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>Maitrise d'Ouvrage: GSTP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">Référence</text:p>
          </table:table-cell>
          <table:table-cell table:style-name="Tableau2.A1" office:value-type="string">
            <text:p text:style-name="P5">DRA_FinancierStandard_soraya</text:p>
          </table:table-cell>
          <table:table-cell table:style-name="Tableau2.A1" office:value-type="string">
            <text:p text:style-name="P4">Version</text:p>
          </table:table-cell>
          <table:table-cell table:style-name="Tableau2.D1" office:value-type="float" office:value="36526">
            <text:p text:style-name="P4">1.0</text:p>
          </table:table-cell>
        </table:table-row>
        <table:table-row>
          <table:table-cell table:style-name="Tableau2.A2" office:value-type="string">
            <text:p text:style-name="P4">Avancement</text:p>
          </table:table-cell>
          <table:table-cell table:style-name="Tableau2.A2" office:value-type="string">
            <text:p text:style-name="P5">Terminé/En cours</text:p>
          </table:table-cell>
          <table:table-cell table:style-name="Tableau2.C2" table:number-rows-spanned="2" table:number-columns-spanned="2" office:value-type="string">
            <text:p text:style-name="P5">VALIDÉ/NON VALIDÉ</text:p>
          </table:table-cell>
          <table:covered-table-cell/>
        </table:table-row>
        <table:table-row>
          <table:table-cell table:style-name="Tableau2.A2" office:value-type="string">
            <text:p text:style-name="P4">Dernière mise à jour</text:p>
          </table:table-cell>
          <table:table-cell table:style-name="Tableau2.B3" office:value-type="date" office:date-value="2011-01-05">
            <text:p text:style-name="P5">01/05/11</text:p>
          </table:table-cell>
          <table:covered-table-cell/>
          <table:covered-table-cell/>
        </table:table-row>
      </table:table>
      <text:p text:style-name="Spec_20_-_20_Informations_20_2_20_de_20_première_20_page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table:number-columns-spanned="4" office:value-type="string">
            <text:p text:style-name="Table_20_Contents">Visa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Table_20_Contents">Date</text:p>
          </table:table-cell>
          <table:table-cell table:style-name="Tableau3.B2" office:value-type="date" office:date-value="2011-01-05">
            <text:p text:style-name="P6">01/05/11</text:p>
          </table:table-cell>
          <table:table-cell table:style-name="Tableau3.A2" office:value-type="string">
            <text:p text:style-name="Table_20_Contents">Responsable</text:p>
          </table:table-cell>
          <table:table-cell table:style-name="Tableau3.D2" office:value-type="string">
            <text:p text:style-name="P6">NOM</text:p>
          </table:table-cell>
        </table:table-row>
      </table:table>
      <text:p text:style-name="Spec_20_-_20_Informations_20_2_20_de_20_première_20_page"/>
      <text:p text:style-name="Spec_20_-_20_Informations_20_2_20_de_20_première_20_page"/>
      <text:h text:style-name="P23" text:outline-level="1"><text:bookmark text:name="__RefHeading__1448_2055753021"/>Historique du document<text:bookmark-end text:name="__RefHeading__1448_2055753021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Version</text:p>
          </table:table-cell>
          <table:table-cell table:style-name="Tableau1.D1" office:value-type="string">
            <text:p text:style-name="P3">Sujet de la modification</text:p>
          </table:table-cell>
        </table:table-row>
        <table:table-row>
          <table:table-cell table:style-name="Tableau1.A2" office:value-type="date" office:date-value="2011-01-10">
            <text:p text:style-name="P2">01/10/2011</text:p>
          </table:table-cell>
          <table:table-cell table:style-name="Tableau1.B2" office:value-type="string">
            <text:p text:style-name="P2">Soraya BELHADJ AISSA</text:p>
          </table:table-cell>
          <table:table-cell table:style-name="Tableau1.C2" office:value-type="float" office:value="36526">
            <text:p text:style-name="P2">1.0</text:p>
          </table:table-cell>
          <table:table-cell table:style-name="Tableau1.D2" office:value-type="string">
            <text:p text:style-name="P2">Création</text:p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C2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Spec_20_-_20_Paragraphe_20_standard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1">Table des matières</text:p>
          </text:index-title>
          <text:p text:style-name="P14">1 - Historique du document<text:tab/><text:a xlink:type="simple" xlink:href="#__RefHeading__1448_2055753021" text:style-name="Internet_20_link" text:visited-style-name="Internet_20_link">2</text:a></text:p>
          <text:p text:style-name="P14">1. Investissement total<text:tab/><text:a xlink:type="simple" xlink:href="#__RefHeading__1450_2055753021" text:style-name="Internet_20_link" text:visited-style-name="Internet_20_link">3</text:a></text:p>
          <text:p text:style-name="P12">1.1 - Budget d'investissement<text:tab/><text:a xlink:type="simple" xlink:href="#__RefHeading__1452_2055753021" text:style-name="Internet_20_link" text:visited-style-name="Internet_20_link">3</text:a></text:p>
          <text:p text:style-name="P13">1.1.1 - Coûts d’acquisition<text:tab/><text:a xlink:type="simple" xlink:href="#__RefHeading__1454_2055753021" text:style-name="Internet_20_link" text:visited-style-name="Internet_20_link">3</text:a></text:p>
          <text:p text:style-name="P13">1.1.2 - Coûts de possession<text:tab/><text:a xlink:type="simple" xlink:href="#__RefHeading__1456_2055753021" text:style-name="Internet_20_link" text:visited-style-name="Internet_20_link">4</text:a></text:p>
          <text:p text:style-name="P12">1.2 - Risques sur budget d'investissement<text:tab/><text:a xlink:type="simple" xlink:href="#__RefHeading__1458_2055753021" text:style-name="Internet_20_link" text:visited-style-name="Internet_20_link">4</text:a></text:p>
          <text:p text:style-name="P13">1.2.1 - Risques Techniques<text:tab/><text:a xlink:type="simple" xlink:href="#__RefHeading__1460_2055753021" text:style-name="Internet_20_link" text:visited-style-name="Internet_20_link">4</text:a></text:p>
          <text:p text:style-name="P13">1.2.2 - Risques métier<text:tab/><text:a xlink:type="simple" xlink:href="#__RefHeading__1462_2055753021" text:style-name="Internet_20_link" text:visited-style-name="Internet_20_link">4</text:a></text:p>
          <text:p text:style-name="P13">1.2.3 - Risques humains<text:tab/><text:a xlink:type="simple" xlink:href="#__RefHeading__1464_2055753021" text:style-name="Internet_20_link" text:visited-style-name="Internet_20_link">4</text:a></text:p>
          <text:p text:style-name="P14">2 - Retour sur investissement<text:tab/><text:a xlink:type="simple" xlink:href="#__RefHeading__1466_2055753021" text:style-name="Internet_20_link" text:visited-style-name="Internet_20_link">4</text:a></text:p>
          <text:p text:style-name="P12">2.1 - Gains (estimation)<text:tab/><text:a xlink:type="simple" xlink:href="#__RefHeading__1468_2055753021" text:style-name="Internet_20_link" text:visited-style-name="Internet_20_link">5</text:a></text:p>
          <text:p text:style-name="P13">2.1.1 - Gains informatiques <text:tab/><text:a xlink:type="simple" xlink:href="#__RefHeading__1532_2055753021" text:style-name="Internet_20_link" text:visited-style-name="Internet_20_link">5</text:a></text:p>
          <text:p text:style-name="P13">2.1.2 - Gains administratifs <text:tab/><text:a xlink:type="simple" xlink:href="#__RefHeading__1534_2055753021" text:style-name="Internet_20_link" text:visited-style-name="Internet_20_link">5</text:a></text:p>
          <text:p text:style-name="P13">2.1.3 - Gains opérationnels <text:tab/><text:a xlink:type="simple" xlink:href="#__RefHeading__1536_2055753021" text:style-name="Internet_20_link" text:visited-style-name="Internet_20_link">5</text:a></text:p>
          <text:p text:style-name="P12">2.2 - Montant du retour sur investissement<text:tab/><text:a xlink:type="simple" xlink:href="#__RefHeading__1538_2055753021" text:style-name="Internet_20_link" text:visited-style-name="Internet_20_link">5</text:a></text:p>
          <text:p text:style-name="P12">2.3 - Délai du retour sur investissement<text:tab/><text:a xlink:type="simple" xlink:href="#__RefHeading__1470_2055753021" text:style-name="Internet_20_link" text:visited-style-name="Internet_20_link">5</text:a></text:p>
        </text:index-body>
      </text:table-of-content>
      <text:p text:style-name="Standard"/>
      <text:h text:style-name="Spec_20_-_20_Titre_20_1" text:outline-level="1" text:is-list-header="true"><text:bookmark text:name="__RefHeading__1450_2055753021"/>1. Investissement total<text:bookmark-end text:name="__RefHeading__1450_2055753021"/></text:h>
      <text:h text:style-name="Spec_20_-_20_Titre_20_2" text:outline-level="2"><text:bookmark text:name="__RefHeading__1452_2055753021"/>Budget d'investissement<text:bookmark-end text:name="__RefHeading__1452_2055753021"/></text:h>
      <text:h text:style-name="Spec_20_-_20_Titre_20_3" text:outline-level="3"><text:bookmark text:name="__RefHeading__1454_2055753021"/>Coûts d’acquisition<text:bookmark-end text:name="__RefHeading__1454_2055753021"/></text:h>
      <text:list xml:id="list29521633" text:style-name="L1">
        <text:list-item>
          <text:p text:style-name="P21">Achats matériels : coût des ordinateurs,serveurs et systèmes de communication : Ces coûts seront les mêmes que pour la solution spécifique. </text:p>
        </text:list-item>
        <text:list-item>
          <text:p text:style-name="P24"><text:span text:style-name="T1">Achats logiciels: Ce coût se résout aux coûts des modules SAP. Il dépend du nombre d'utilisateurs du logiciel (50 utilisateurs = </text:span><text:span text:style-name="T2">40 chantiers+6 département matériel+2 département maintenance+2 département achat) </text:span><text:span text:style-name="T1">et du chiffre d'affaire de GSTP (500 000 000 euros). Il peut aussi dépendre du coût d'achat des modules SAP achetés. Suite au devis demandé à la société vendeuse de SAP, nous avons pu déterminer le coût de licence par utilisateur: 9000 euros. Le coût total des licences SAP est estimé à <text:s/>450 000 euros.</text:span></text:p>
        </text:list-item>
        <text:list-item>
          <text:p text:style-name="P21">Achats services: coût de devis (gratuit si GSTP achète la solution SAP par la suite) , coût de configuration initiale </text:p>
        </text:list-item>
        <text:list-item>
          <text:p text:style-name="P25">Charges internes: coût de formation du personnel utilisant les outils informatiques (coût des formateurs + coût des heures payées non travaillées) </text:p>
        </text:list-item>
      </text:list>
      <text:list xml:id="list29536948" text:style-name="L2">
        <text:list-item>
          <text:list>
            <text:list-item>
              <text:list>
                <text:list-item>
                  <text:p text:style-name="P26">150*80 = 12000 euros par jour pour les chantiers avec 2 jours de formation: 24000 euros pour la formation des gens travaillant sur l'ensemble des chantiers</text:p>
                </text:list-item>
                <text:list-item>
                  <text:p text:style-name="P28"><text:span text:style-name="T5">200*10 = 2000 euros par jour p</text:span><text:span text:style-name="T3">our les gens travaillant dans l'administration avec 5 jours de </text:span><text:soft-page-break/><text:span text:style-name="T3">formations = 10000 euros en totalité.</text:span></text:p>
                </text:list-item>
              </text:list>
            </text:list-item>
          </text:list>
        </text:list-item>
      </text:list>
      <text:p text:style-name="P27"><text:span text:style-name="T3"><text:tab/></text:span><text:span text:style-name="T4">En tenant compte de tous ces coûts, auquels on ajoute 180000€ pour les personnes licenciées, on obtient une somme de <text:s/></text:span><text:span text:style-name="T6">751050€ d'investissement.</text:span></text:p>
      <text:p text:style-name="P15"/>
      <text:h text:style-name="Spec_20_-_20_Titre_20_3" text:outline-level="3"><text:bookmark text:name="__RefHeading__1456_2055753021"/>Coûts de possession<text:bookmark-end text:name="__RefHeading__1456_2055753021"/></text:h>
      <text:list xml:id="list29545700" text:style-name="L3">
        <text:list-item>
          <text:p text:style-name="P22">Maintenance : coût de configuration en cas de besoin,</text:p>
        </text:list-item>
        <text:list-item>
          <text:p text:style-name="P22">Gestion des compétences : Nouvelle personne, mobilité </text:p>
        </text:list-item>
        <text:list-item>
          <text:p text:style-name="P22">Amélioration continue : coût de configuration en maintenance corrective, coût de configuration en cas de volonté d'extension périmètre, coût de reconfiguration en vue d’optimiser les processus.</text:p>
        </text:list-item>
      </text:list>
      <text:h text:style-name="Spec_20_-_20_Titre_20_2" text:outline-level="2"><text:bookmark text:name="__RefHeading__1458_2055753021"/>Risques sur budget d'investissement<text:bookmark-end text:name="__RefHeading__1458_2055753021"/></text:h>
      <text:h text:style-name="Spec_20_-_20_Titre_20_3" text:outline-level="3"><text:bookmark text:name="__RefHeading__1460_2055753021"/>Risques Techniques<text:bookmark-end text:name="__RefHeading__1460_2055753021"/></text:h>
      <text:list xml:id="list29530761" text:style-name="L4">
        <text:list-item>
          <text:p text:style-name="P18">Non fiabilité, faible performances, instabilité: Ce risque est très faible pour ne pas dire nul car SAP est une solution dont la notoriété sur le marché n'est pas à prouver et qui a déjà fait ses preuves auparavant. Nous considérons donc un risque de 1% sur investissement.</text:p>
        </text:list-item>
        <text:list-item>
          <text:p text:style-name="P18">Mauvaise personnalisation du progiciel : Le risque est envisageable mais ne représente pas un problème très grave car SAP est reconfigurable à nimporte quel moment. Ceci en tenant compte que l'ancienne solution peut être utilisée comme solution de secours.10%</text:p>
        </text:list-item>
      </text:list>
      <text:h text:style-name="Spec_20_-_20_Titre_20_3" text:outline-level="3"><text:bookmark text:name="__RefHeading__1462_2055753021"/>Risques métier<text:bookmark-end text:name="__RefHeading__1462_2055753021"/></text:h>
      <text:list xml:id="list29523311" text:style-name="L5">
        <text:list-item>
          <text:p text:style-name="P19">Solution trop lourde sur un processus critique: risque important à prendre en compte sérieusement: 5%</text:p>
        </text:list-item>
        <text:list-item>
          <text:p text:style-name="P19">Prise de décision trop lente: La prise de décision tardive n'est pas très pénalisante car il existe une autre solution mise en place actuellement. 5%</text:p>
        </text:list-item>
        <text:list-item>
          <text:p text:style-name="P19">Non limitation du périmètre, mauvaise priorisation: Ce problème a été pris en compte lors du choix et de l'établissement des solutions et ne représente aucun risque dans le cas de GSTP. 0%</text:p>
        </text:list-item>
      </text:list>
      <text:h text:style-name="Spec_20_-_20_Titre_20_3" text:outline-level="3"><text:bookmark text:name="__RefHeading__1464_2055753021"/>Risques humains<text:bookmark-end text:name="__RefHeading__1464_2055753021"/></text:h>
      <text:list xml:id="list29544427" text:style-name="L6">
        <text:list-item>
          <text:p text:style-name="P20">Résistance au changement, formation non réussie 10%</text:p>
        </text:list-item>
        <text:list-item>
          <text:p text:style-name="P20">Disponibilité ressources/compétences 1%</text:p>
        </text:list-item>
      </text:list>
      <text:p text:style-name="P7"/>
      <text:p text:style-name="P7"><text:s/></text:p>
      <text:p text:style-name="P7"/>
      <text:p text:style-name="Table_20_Contents"/>
      <text:p text:style-name="Table_20_Contents"/>
      <text:p text:style-name="Table_20_Contents"><text:soft-page-break/></text:p>
      <text:p text:style-name="Table_20_Contents"/>
      <text:h text:style-name="Spec_20_-_20_Titre_20_1" text:outline-level="1"><text:bookmark text:name="__RefHeading__1466_2055753021"/>Retour sur investissement<text:bookmark-end text:name="__RefHeading__1466_2055753021"/></text:h>
      <text:h text:style-name="Spec_20_-_20_Titre_20_2" text:outline-level="2"><text:bookmark text:name="__RefHeading__1468_2055753021"/>Gains (estimation)<text:bookmark-end text:name="__RefHeading__1468_2055753021"/></text:h>
      <text:h text:style-name="Spec_20_-_20_Titre_20_3" text:outline-level="3"><text:bookmark text:name="__RefHeading__1532_2055753021"/>Gains informatiques <text:bookmark-end text:name="__RefHeading__1532_2055753021"/></text:h>
      <text:p text:style-name="Table_20_Contents"><text:tab/>- Ressources techniques: De nouveaux matériels acheté moins cher car <text:tab/><text:tab/>en grande quantité.</text:p>
      <text:p text:style-name="Table_20_Contents"><text:tab/>- Ressources humaines: formation du personnel à l'utilisation de SAP.</text:p>
      <text:h text:style-name="Spec_20_-_20_Titre_20_3" text:outline-level="3"><text:bookmark text:name="__RefHeading__1534_2055753021"/>Gains administratifs <text:bookmark-end text:name="__RefHeading__1534_2055753021"/></text:h>
      <text:p text:style-name="Table_20_Contents"><text:tab/>- Tâches administratives automatisées, moins lourdes, fiables, rapides et sans <text:tab/>erreurs humaines. </text:p>
      <text:p text:style-name="Table_20_Contents"><text:tab/>- Acquisition d’informations pouvant servir à réaliser des statistiques afin <text:tab/>d'améliorer la production</text:p>
      <text:p text:style-name="Table_20_Contents"/>
      <text:h text:style-name="Spec_20_-_20_Titre_20_3" text:outline-level="3"><text:bookmark text:name="__RefHeading__1536_2055753021"/>Gains opérationnels <text:bookmark-end text:name="__RefHeading__1536_2055753021"/></text:h>
      <text:p text:style-name="Table_20_Contents"><text:tab/>Optimisation des processus de maintenance de livraison matériel.</text:p>
      <text:p text:style-name="Table_20_Contents"><text:tab/>Le gain le plus important au niveau opérationnel reste l'externalisation de la <text:tab/>maintenance. (L'explication de ce dernier se trouve dans la partie solution <text:tab/>spécifique.)</text:p>
      <text:p text:style-name="Table_20_Contents"/>
      <text:h text:style-name="Spec_20_-_20_Titre_20_2" text:outline-level="2"><text:bookmark text:name="__RefHeading__1538_2055753021"/>Montant du retour sur investissement<text:bookmark-end text:name="__RefHeading__1538_2055753021"/></text:h>
      <text:p text:style-name="P17"><text:tab/>Le montant du retour sur investissement est représenté par le ROI.</text:p>
      <text:p text:style-name="P17"><text:tab/>Pour cela il faut tout d'abord calculer le gain net par mois : </text:p>
      <text:p text:style-name="P17"><text:soft-page-break/><text:tab/>Le gain calcul<text:span text:style-name="T7">é est de 15583€ par mois, c'est à dire 186990€ par année.</text:span></text:p>
      <text:p text:style-name="P17"><text:tab/>Le ROI pour 5 ans : <text:span text:style-name="T7">0.99</text:span></text:p>
      <text:h text:style-name="Spec_20_-_20_Titre_20_2" text:outline-level="2"><text:bookmark text:name="__RefHeading__1470_2055753021"/>Délai du retour sur investissement<text:bookmark-end text:name="__RefHeading__1470_2055753021"/></text:h>
      <text:p text:style-name="P16"><text:tab/><text:span text:style-name="T7">751050</text:span> / <text:span text:style-name="T7">186 990 = 4 a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5" svg:font-family="Tahoma"/>
    <style:font-face style:name="Tahoma3" svg:font-family="Tahoma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4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1563in" draw:dots2="1" draw:dots2-length="0.1563in" draw:distance="0.156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4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libri" fo:font-size="14pt" style:font-name-asian="MS Mincho" style:font-size-asian="14pt" style:font-name-complex="Tahoma4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libri" style:font-name-complex="Tahoma5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olibri"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5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default-outline-level="1" style:master-page-name="">
      <style:paragraph-properties fo:margin-left="0in" fo:margin-right="0in" fo:margin-top="0.1181in" fo:margin-bottom="0.2362in" fo:text-indent="0in" style:auto-text-indent="false" style:page-number="auto" fo:background-color="transparent" style:border-line-width="0.0008in 0.0138in 0.0008in" fo:padding="0.0193in" fo:border="0.0154in double #000000" style:shadow="#808080 0.0709in 0.0709in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left="0.1965in" fo:margin-right="0in" fo:text-indent="-0.1965in" style:auto-text-indent="false" style:page-number="auto" fo:padding="0in" fo:border-left="none" fo:border-right="none" fo:border-top="none" fo:border-bottom="0.0008in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default-outline-level="2" style:master-page-name="">
      <style:paragraph-properties fo:margin-left="0.1965in" fo:margin-right="0in" fo:text-indent="0in" style:auto-text-indent="false" style:page-number="auto" style:border-line-width-right="0.0008in 0.0138in 0.0008in" style:border-line-width-bottom="0.0008in 0.0138in 0.0008in" fo:padding="0.0193in" fo:border-left="none" fo:border-right="0.0154in double #000000" fo:border-top="none" fo:border-bottom="0.0154in double #000000" style:shadow="#c0c0c0 0.0634in 0.0634in"/>
      <style:text-properties fo:font-weight="normal"/>
    </style:style>
    <style:style style:name="Spec_20_-_20_Titre_20_3" style:display-name="Spec - Titre 3" style:family="paragraph" style:parent-style-name="Spec_20_-_20_Titre_20_2" style:auto-update="true" style:default-outline-level="3">
      <style:paragraph-properties fo:margin-left="0.3937in" fo:margin-right="0in" fo:text-indent="0in" style:auto-text-indent="false" fo:background-color="transparent" fo:padding="0.0193in" fo:border-left="none" fo:border-right="0.0138in solid #000080" fo:border-top="none" fo:border-bottom="0.0138in solid #000080" style:shadow="#c0c0c0 0.0472in 0.0472in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 style:default-outline-level="4">
      <style:paragraph-properties fo:margin-left="0.5902in" fo:margin-right="0in" fo:text-indent="0in" style:auto-text-indent="false" fo:background-color="#000000" fo:padding="0in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0.8661in" fo:margin-right="0in" fo:text-indent="0in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1.1811in" fo:margin-right="0in" fo:text-indent="0in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1.4173in" fo:margin-right="0in" fo:text-indent="0in" style:auto-text-indent="false" fo:background-color="transparent" fo:padding="0.0193in" fo:border-left="none" fo:border-right="none" fo:border-top="none" fo:border-bottom="0.0138in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>
      <style:paragraph-properties fo:background-color="transparent" fo:padding="0in" fo:border-left="none" fo:border-right="none" fo:border-top="none" fo:border-bottom="0.0346in solid #000000" style:shadow="none" text:number-lines="false" text:line-number="0">
        <style:background-image/>
      </style:paragraph-properties>
      <style:text-properties style:font-name="Tahoma" fo:font-size="16pt" fo:font-weight="bold"/>
    </style:style>
    <style:style style:name="Spec_20_-_20_Table_20_des_20_matières_20_1" style:display-name="Spec - Table des matières 1" style:family="paragraph" style:auto-update="true" style:master-page-name="">
      <style:paragraph-properties fo:margin-top="0.1181in" fo:margin-bottom="0in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2362in" fo:margin-right="0in" fo:margin-top="0.0783in" fo:margin-bottom="0in" fo:text-indent="0in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0.472in" fo:margin-right="0in" fo:margin-top="0.0398in" fo:margin-bottom="0in" fo:text-indent="0in" style:auto-text-indent="false"/>
      <style:text-properties fo:color="#000080" fo:font-size="11pt" fo:font-weight="bold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0.7083in" fo:margin-right="0in" fo:margin-top="0.0398in" fo:margin-bottom="0in" fo:text-indent="0in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0.9453in" fo:margin-right="0in" fo:text-indent="0in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in" fo:margin-right="0in" fo:margin-top="0.0783in" fo:margin-bottom="0in" fo:text-align="justify" style:justify-single-word="false" fo:text-indent="0.2362in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in" fo:margin-bottom="0.1965in" fo:text-align="center" style:justify-single-word="false" fo:background-color="#ffffff" style:border-line-width="0.0346in 0.0346in 0.0346in" fo:padding="0.0193in" fo:border="0.1039in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in" fo:margin-bottom="0in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in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193in" fo:border="0.0008in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6.3783in" style:rel-width="90%" fo:min-height="0.1535in" text:anchor-type="page" svg:x="0in" svg:y="0in" fo:margin-left="0.0783in" fo:margin-right="0.0783in" fo:margin-top="0.0783in" fo:margin-bottom="0.0783in" style:wrap="none" style:vertical-pos="top" style:vertical-rel="page-content" style:horizontal-pos="center" style:horizontal-rel="page-content" fo:background-color="#e6e6e6" style:background-transparency="0%" style:border-line-width="0.0008in 0.0346in 0.0138in" fo:padding="0.0193in" fo:border="0.0492in double #000000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- " style:num-format="1" text:display-levels="2">
        <style:list-level-properties text:list-level-position-and-space-mode="label-alignment">
          <style:list-level-label-alignment text:label-followed-by="nothing" fo:text-indent="-0.4016in" fo:margin-left="0.4016in"/>
        </style:list-level-properties>
      </text:outline-level-style>
      <text:outline-level-style text:level="3" style:num-suffix=" -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-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1965in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008in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H4312 – DRA_financier_standard_soraya</text:p>
      </style:header>
      <style:footer>
        <text:p text:style-name="Spec_20_-_20_Note_20_de_20_bas_20_de_20_page">Page <text:page-number text:select-page="current">6</text:page-number> sur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5T09:55:33.54</meta:creation-date>
    <meta:editing-duration>PT04H59M11S</meta:editing-duration>
    <meta:editing-cycles>56</meta:editing-cycles>
    <meta:generator>OpenOffice.org/3.2$Win32 OpenOffice.org_project/320m18$Build-9502</meta:generator>
    <dc:subject>Sous-titre</dc:subject>
    <dc:title>Titre du Document</dc:title>
    <dc:description>Cédric Billard</dc:description>
    <meta:keyword>documentation</meta:keyword>
    <meta:keyword>spécification</meta:keyword>
    <meta:keyword>guide</meta:keyword>
    <meta:keyword>rédaction</meta:keyword>
    <dc:date>2011-03-11T09:51:24.12</dc:date>
    <dc:creator>M </dc:creator>
    <meta:document-statistic meta:table-count="3" meta:image-count="0" meta:object-count="0" meta:page-count="6" meta:paragraph-count="92" meta:word-count="795" meta:character-count="4970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